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326in" style:rel-column-width="60875*"/>
    </style:style>
    <style:style style:name="Table1.B" style:family="table-column">
      <style:table-column-properties style:column-width="0.4924in" style:rel-column-width="4660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7972in" table:align="left"/>
    </style:style>
    <style:style style:name="Table2.A" style:family="table-column">
      <style:table-column-properties style:column-width="1.797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041in" style:rel-column-width="9851*"/>
    </style:style>
    <style:style style:name="Table3.B" style:family="table-column">
      <style:table-column-properties style:column-width="0.1958in" style:rel-column-width="1853*"/>
    </style:style>
    <style:style style:name="Table3.C" style:family="table-column">
      <style:table-column-properties style:column-width="2.8903in" style:rel-column-width="27352*"/>
    </style:style>
    <style:style style:name="Table3.D" style:family="table-column">
      <style:table-column-properties style:column-width="2.7979in" style:rel-column-width="2647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194in" fo:margin-left="0.5014in" fo:margin-right="0.0042in" table:align="margins"/>
    </style:style>
    <style:style style:name="Table4.A" style:family="table-column">
      <style:table-column-properties style:column-width="6.4194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4326in" fo:margin-left="0.4889in" fo:margin-right="0.0035in" table:align="margins"/>
    </style:style>
    <style:style style:name="Table5.A" style:family="table-column">
      <style:table-column-properties style:column-width="6.4326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4326in" fo:margin-left="0.4889in" fo:margin-right="0.0035in" table:align="margins"/>
    </style:style>
    <style:style style:name="Table6.A" style:family="table-column">
      <style:table-column-properties style:column-width="6.4326in" style:rel-column-width="65535*"/>
    </style:style>
    <style:style style:name="Table6.1" style:family="table-row">
      <style:table-row-properties style:min-row-height="0.2868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4326in" fo:margin-left="0.4889in" fo:margin-right="0.0035in" table:align="margins"/>
    </style:style>
    <style:style style:name="Table7.A" style:family="table-column">
      <style:table-column-properties style:column-width="6.4326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4319in" fo:margin-left="0.4889in" fo:margin-right="0.0042in" table:align="margins"/>
    </style:style>
    <style:style style:name="Table8.A" style:family="table-column">
      <style:table-column-properties style:column-width="6.4319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4326in" fo:margin-left="0.4889in" fo:margin-right="0.0035in" table:align="margins"/>
    </style:style>
    <style:style style:name="Table9.A" style:family="table-column">
      <style:table-column-properties style:column-width="6.4326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563in" table:align="margins"/>
    </style:style>
    <style:style style:name="Table10.A" style:family="table-column">
      <style:table-column-properties style:column-width="0.2993in" style:rel-column-width="3085*"/>
    </style:style>
    <style:style style:name="Table10.B" style:family="table-column">
      <style:table-column-properties style:column-width="6.0569in" style:rel-column-width="62450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align="start" style:justify-single-word="false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/>{kejaksaan}</text:p>
          </table:table-cell>
          <table:table-cell table:style-name="Table1.A1" office:value-type="string">
            <text:p text:style-name="P4">P-4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4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omo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P4">KEPADA YTH.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ifat}</text:p>
          </table:table-cell>
          <table:table-cell table:style-name="Table3.A1" office:value-type="string">
            <text:p text:style-name="P4">KETUA PENGADILAN TINGGI</text:p>
          </table:table-cell>
        </table:table-row>
        <table:table-row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Perihal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Perlawanan Jaksa Penuntut umum terhadap Penetapan Ketua Pengadilan Negeri / Penetapan Hakim</text:p>
            <text:p text:style-name="Table_20_Contents"/>
          </table:table-cell>
          <table:table-cell table:style-name="Table3.A1" office:value-type="string">
            <text:p text:style-name="P4">MELALUI</text:p>
            <text:p text:style-name="P4">KETUA PENGADILAN NEGERI</text:p>
            <text:p text:style-name="P4">DI-</text:p>
            <text:p text:style-name="Table_20_Contents">{di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2"/>Saya <text:s/>{nama} Jaksa Penuntut Umum Kejaksaan Negeri {kejaksaan}</text:p>
            <text:p text:style-name="Table_20_Contents">setelah membaca penetapan / keputusan Pengadilan Negeri yang isinya antara lain berbunyi <text:s/></text:p>
            <text:p text:style-name="Table_20_Contents">{berbunyi} 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14"/>Berdasarkan alasan-alasan tersebut diatas saya mengajukan keberatan terhadap penetapan <text:s/>/ keputusan Hakim Pengadilan Negeri {pengadilan}tersebut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Mengingat pasal 149 (1) / 156 (3) KUHAP.</text:p>
          </table:table-cell>
        </table:table-row>
      </table:table>
      <text:p text:style-name="Standard"/>
      <text:p text:style-name="P3">MEMINTA :</text:p>
      <text:p text:style-name="P3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Supaya Pengadilan Tinggi <text:s/>{pengadilan} di {di}</text:p>
            <text:p text:style-name="P6">menerima perlawanan ini dan menyatakan bahwa keberatan jaksa penuntut umum beralasan.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">Membatalkan Penetapan / Keputusan PN / Hakim {hakim}</text:p>
            <text:p text:style-name="P6">Nomor <text:s/>{nomor}Tanggal <text:s text:c="2"/>{tanggal} tersbut.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6">Memerintahkan untuk :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6"><text:s/>-</text:p>
                </table:table-cell>
                <table:table-cell table:style-name="Table10.A1" office:value-type="string">
                  <text:p text:style-name="P6">Melakukan pemeriksaan terhadap terdakwa {nama_terdakwa}</text:p>
                  <text:p text:style-name="P6">didalam persidangan Pengadilan Negeri.</text:p>
                </table:table-cell>
              </table:table-row>
              <table:table-row>
                <table:table-cell table:style-name="Table10.A1" office:value-type="string">
                  <text:p text:style-name="P6"><text:s/>-</text:p>
                </table:table-cell>
                <table:table-cell table:style-name="Table10.A1" office:value-type="string">
                  <text:p text:style-name="P6">Memeriksa perkara itu dengan dakwaan sebagaimana diatur dan diancam dalam pasal</text:p>
                  <text:p text:style-name="P6">{pasal}</text:p>
                </table:table-cell>
              </table:table-row>
            </table:table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5">JAKSA PENUNTUT UMUM</text:p>
            <text:p text:style-name="P7"/>
            <text:p text:style-name="P7"/>
            <text:p text:style-name="P7"/>
            <text:p text:style-name="P7"/>
            <text:p text:style-name="P8">{nama}</text:p>
            <text:p text:style-name="P8">Pangkat/NIP. {pangkat}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4T13:21:23.04</meta:creation-date>
    <dc:date>2015-11-30T00:43:02.63</dc:date>
    <meta:editing-duration>PT34M15S</meta:editing-duration>
    <meta:editing-cycles>14</meta:editing-cycles>
    <meta:generator>OpenOffice/4.1.1$Win32 OpenOffice.org_project/411m6$Build-9775</meta:generator>
    <meta:document-statistic meta:table-count="11" meta:image-count="0" meta:object-count="0" meta:page-count="1" meta:paragraph-count="46" meta:word-count="160" meta:character-count="1201"/>
    <dc:creator>nana sulistyo</dc:creator>
  </office:meta>
</office:document-meta>
</file>